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font-style="italic" style:font-size-asian="10pt" style:font-style-asian="italic" style:font-size-complex="10pt" style:font-style-complex="italic"/>
    </style:style>
    <style:style style:name="ce9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0" style:family="table-cell" style:parent-style-name="Default">
      <style:table-cell-properties fo:background-color="#ffffcc"/>
    </style:style>
    <style:style style:name="ce11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2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3" style:family="table-cell" style:parent-style-name="Default">
      <style:table-cell-properties fo:background-color="#ccffcc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7" style:family="table-cell" style:parent-style-name="Default">
      <style:table-cell-properties fo:background-color="#ccffff"/>
    </style:style>
    <style:style style:name="ce18" style:family="table-cell" style:parent-style-name="Default">
      <style:table-cell-properties fo:background-color="#b2b2b2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  <style:style style:name="T1" style:family="text">
      <style:text-properties fo:country="none" style:country-asian="none" style:country-complex="none" style:font-name-asian="Ubuntu" style:font-name-complex="Ubuntu" style:font-size-asian="6.40000009536743pt" style:font-size-complex="6.40000009536743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19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2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ook at jobs.ac website</text:p>
          </table:table-cell>
          <table:covered-table-cell table:number-columns-repeated="6" table:style-name="ce4"/>
          <table:table-cell table:style-name="ce13" office:value-type="string" calcext:value-type="string">
            <text:p>8th April: <text:a xlink:href="http://www.jobs.ac.uk/job/ANE628/lecturer-in-physical-geography-of-natural-hazards/" xlink:type="simple">http://www.jobs.ac.uk/job/ANE628/lecturer-in-physical-geography-of-natural-hazards/</text:a>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3" office:value-type="string" calcext:value-type="string">
            <text:p>11th April: https://iframe.recruitmentplatform.com/met_office/external/details.html?nPostingID=1413&amp;nPostingTargetID=2363&amp;option=52&amp;sort=DESC&amp;respnr=1&amp;ID=Q5JFK026203F3VBQB79LO8NXG&amp;Resultsperpage=10&amp;lg=UK&amp;mask=metext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<text:span text:style-name="T1">7th April: </text:span><text:span text:style-name="T1"><text:a xlink:href="http://topcareer.jobs/Vacancy/irc221088_6282.aspx" xlink:type="simple">http://topcareer.jobs/Vacancy/irc221088_6282.aspx</text:a></text:span>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14th April: https://jobs.exeter.ac.uk/hrpr_webrecruitment/wrd/run/ETREC107GF.open?VACANCY_ID=988242ENBh&amp;WVID=3817591jNg&amp;LANG=USA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<text:span text:style-name="T1">8th April: </text:span><text:span text:style-name="T1"><text:a xlink:href="https://iframe.recruitmentplatform.com/met_office/external/details.html?nPostingID=1374&amp;nPostingTargetID=2308&amp;option=52&amp;sort=DESC&amp;respnr=2&amp;ID=Q5JFK026203F3VBQB79LO8NXG&amp;Resultsperpage=10&amp;lg=UK&amp;mask=metext" xlink:type="simple">https://iframe.recruitmentplatform.com/met_office/external/details.html?nPostingID=1374&amp;nPostingTargetID=2308&amp;option=52&amp;sort=DESC&amp;respnr=2&amp;ID=Q5JFK026203F3VBQB79LO8NXG&amp;Resultsperpage=10&amp;lg=UK&amp;mask=metext</text:a></text:span>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15th April: <text:a xlink:href="https://krb-sjobs.brassring.com/tgwebhost/jobdetails.aspx?partnerid=30011&amp;siteid=5460&amp;jobid=878476" xlink:type="simple">https://krb-sjobs.brassring.com/tgwebhost/jobdetails.aspx?partnerid=30011&amp;siteid=5460&amp;jobid=878476</text:a>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17th: <text:a xlink:href="http://www.jobs.ac.uk/job/ANG269/research-associate/" xlink:type="simple">http://www.jobs.ac.uk/job/ANG269/research-associate/</text:a>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3"/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3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3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3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table:number-columns-repeated="6"/>
          <table:table-cell table:style-name="ce13" office:value-type="string" calcext:value-type="string">
            <text:p>TM2 repo</text:p>
          </table:table-cell>
          <table:table-cell table:style-name="ce13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table:number-columns-repeated="6"/>
          <table:table-cell table:style-name="ce15" office:value-type="string" calcext:value-type="string" table:number-columns-spanned="7" table:number-rows-spanned="1">
            <text:p>RS paper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9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9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Sort out phon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6" office:value-type="string" calcext:value-type="string" table:number-columns-spanned="7" table:number-rows-spanned="1">
            <text:p>Email MEL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5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5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15"/>
          <table:table-cell table:style-name="ce20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0" office:value-type="string" calcext:value-type="string" table:number-columns-spanned="7" table:number-rows-spanned="1">
            <text:p>Savanna Project outputs</text:p>
          </table:table-cell>
          <table:covered-table-cell table:number-columns-repeated="6" table:style-name="ce10"/>
          <table:table-cell table:style-name="ce17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Email Sandy re:LPX use</text:p>
          </table:table-cell>
          <table:table-cell table:style-name="ce10" table:number-columns-repeated="6"/>
          <table:table-cell table:style-name="ce17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2" office:value-type="string" calcext:value-type="string">
            <text:p>Email Stijn re code and datatsets</text:p>
          </table:table-cell>
          <table:table-cell table:style-name="ce10" table:number-columns-repeated="6"/>
          <table:table-cell table:style-name="ce17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10" table:number-columns-repeated="6"/>
          <table:table-cell table:style-name="ce17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7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7" office:value-type="string" calcext:value-type="string">
            <text:p>Make cv maker into package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7" office:value-type="string" calcext:value-type="string">
            <text:p>Make scholar grab into package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5:43:20.534880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4-08T07:47:54.303763656</dc:date>
    <dc:creator>Douglas Kelley</dc:creator>
    <meta:editing-duration>P26DT20H37M16S</meta:editing-duration>
    <meta:editing-cycles>56</meta:editing-cycles>
    <meta:generator>LibreOffice/4.4.6.3$Linux_X86_64 LibreOffice_project/40m0$Build-3</meta:generator>
    <meta:document-statistic meta:table-count="2" meta:cell-count="33" meta:object-count="0"/>
  </office:meta>
</office:document-meta>
</file>